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20.04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12.6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3399ff" fo:border="none"/>
    </style:style>
    <style:style style:name="ce5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ffff99" fo:border="0.99pt solid #000000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3399ff" fo:border-left="none" fo:border-right="0.06pt solid #000000" fo:border-top="none"/>
    </style:style>
    <style:style style:name="ce24" style:family="table-cell" style:parent-style-name="Default">
      <style:table-cell-properties fo:background-color="#3399ff" fo:border="0.06pt solid #000000"/>
    </style:style>
    <style:style style:name="T1" style:family="text">
      <style:text-properties fo:font-size="10pt" style:text-position="super 58%" style:font-size-asian="10pt" style:font-size-complex="10pt" style:font-weight-complex="6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number-columns-repeated="1004" table:default-cell-style-name="Default"/>
        <table:table-row table:style-name="ro1">
          <table:table-cell table:style-name="ce1" office:value-type="string" calcext:value-type="string">
            <text:p>CRUCE DE TAGUCHI con SNR modificada (Sirve tanto para maximizar como para minimizar, pues el algoritmo lo único que hacer es generar cromosomas cuya aptitud se parece a la MEJOR APTITUD HASTA AHORA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 calcext:value-type="string">
            <text:p>En color amarillo: <text:s/>valores editables</text:p>
          </table:table-cell>
          <table:table-cell table:style-name="ce8" table:number-columns-repeated="5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n color azul claro: fórmula editable para la SNR</text:p>
          </table:table-cell>
          <table:table-cell table:style-name="ce9" table:number-columns-repeated="5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En color azul oscuro: fórmula editable para la APTITUD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5" office:value-type="string" calcext:value-type="string">
            <text:p>En color verde: resultados</text:p>
          </table:table-cell>
          <table:table-cell table:style-name="ce10" table:number-columns-repeated="5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OMOSOMAS A CRUZAR:</text:p>
          </table:table-cell>
          <table:table-cell table:number-columns-repeated="8"/>
          <table:table-cell table:style-name="ce18" office:value-type="string" calcext:value-type="string">
            <text:p>APTITUD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4" table:formula="of:=SUMPRODUCT([.C8:.I8])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" table:formula="of:=SUMPRODUCT([.C9:.I9])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1"/>
          <table:table-cell table:style-name="ce7" table:number-columns-repeated="1022"/>
        </table:table-row>
        <table:table-row table:style-name="ro1">
          <table:table-cell/>
          <table:table-cell office:value-type="string" calcext:value-type="string">
            <text:p>MEJOR APTITUD HASTA AHORA:</text:p>
          </table:table-cell>
          <table:table-cell table:number-columns-repeated="4"/>
          <table:table-cell table:style-name="ce14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TRIZ LATINA L<text:span text:style-name="T1">7</text:span>(2⁸):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5" office:value-type="string" calcext:value-type="string">
            <text:p>MIN=</text:p>
          </table:table-cell>
          <table:table-cell table:style-name="ce19" table:formula="of:=MIN([.K27:.K34])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XPERIMENTOS:</text:p>
          </table:table-cell>
          <table:table-cell table:number-columns-repeated="7"/>
          <table:table-cell table:style-name="ce16" office:value-type="string" calcext:value-type="string">
            <text:p>MAX=</text:p>
          </table:table-cell>
          <table:table-cell table:style-name="ce20" table:formula="of:=MAX([.K27:.K34])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7"/>
          <table:table-cell table:style-name="ce21" office:value-type="string" calcext:value-type="string">
            <text:p>APTITUD</text:p>
          </table:table-cell>
          <table:table-cell table:style-name="ce18" office:value-type="string" calcext:value-type="string">
            <text:p>SN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C15]=[.$B$8];[.C$8];[.C$9])" office:value-type="float" office:value="2" calcext:value-type="float">
            <text:p>2</text:p>
          </table:table-cell>
          <table:table-cell table:formula="of:=IF([.D15]=[.$B$8];[.D$8];[.D$9])" office:value-type="float" office:value="14" calcext:value-type="float">
            <text:p>14</text:p>
          </table:table-cell>
          <table:table-cell table:formula="of:=IF([.E15]=[.$B$8];[.E$8];[.E$9])" office:value-type="float" office:value="0" calcext:value-type="float">
            <text:p>0</text:p>
          </table:table-cell>
          <table:table-cell table:formula="of:=IF([.F15]=[.$B$8];[.F$8];[.F$9])" office:value-type="float" office:value="8" calcext:value-type="float">
            <text:p>8</text:p>
          </table:table-cell>
          <table:table-cell table:formula="of:=IF([.G15]=[.$B$8];[.G$8];[.G$9])" office:value-type="float" office:value="7" calcext:value-type="float">
            <text:p>7</text:p>
          </table:table-cell>
          <table:table-cell table:formula="of:=IF([.H15]=[.$B$8];[.H$8];[.H$9])" office:value-type="float" office:value="5" calcext:value-type="float">
            <text:p>5</text:p>
          </table:table-cell>
          <table:table-cell table:formula="of:=IF([.I15]=[.$B$8];[.I$8];[.I$9])" office:value-type="float" office:value="4" calcext:value-type="float">
            <text:p>4</text:p>
          </table:table-cell>
          <table:table-cell table:style-name="ce17"/>
          <table:table-cell table:style-name="ce22" table:formula="of:=SUMPRODUCT([.C27:.I27])" office:value-type="float" office:value="40" calcext:value-type="float">
            <text:p>40</text:p>
          </table:table-cell>
          <table:table-cell table:style-name="ce9" table:formula="of:=POWER(0.0000001+[.K27]-[.$G$11];-2)" office:value-type="float" office:value="0.0277777787037037" calcext:value-type="float">
            <text:p>0,02777777870370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C16]=[.$B$8];[.C$8];[.C$9])" office:value-type="float" office:value="2" calcext:value-type="float">
            <text:p>2</text:p>
          </table:table-cell>
          <table:table-cell table:formula="of:=IF([.D16]=[.$B$8];[.D$8];[.D$9])" office:value-type="float" office:value="14" calcext:value-type="float">
            <text:p>14</text:p>
          </table:table-cell>
          <table:table-cell table:formula="of:=IF([.E16]=[.$B$8];[.E$8];[.E$9])" office:value-type="float" office:value="0" calcext:value-type="float">
            <text:p>0</text:p>
          </table:table-cell>
          <table:table-cell table:formula="of:=IF([.F16]=[.$B$8];[.F$8];[.F$9])" office:value-type="float" office:value="6" calcext:value-type="float">
            <text:p>6</text:p>
          </table:table-cell>
          <table:table-cell table:formula="of:=IF([.G16]=[.$B$8];[.G$8];[.G$9])" office:value-type="float" office:value="8" calcext:value-type="float">
            <text:p>8</text:p>
          </table:table-cell>
          <table:table-cell table:formula="of:=IF([.H16]=[.$B$8];[.H$8];[.H$9])" office:value-type="float" office:value="6" calcext:value-type="float">
            <text:p>6</text:p>
          </table:table-cell>
          <table:table-cell table:formula="of:=IF([.I16]=[.$B$8];[.I$8];[.I$9])" office:value-type="float" office:value="5" calcext:value-type="float">
            <text:p>5</text:p>
          </table:table-cell>
          <table:table-cell table:style-name="ce17"/>
          <table:table-cell table:style-name="ce22" table:formula="of:=SUMPRODUCT([.C28:.I28])" office:value-type="float" office:value="41" calcext:value-type="float">
            <text:p>41</text:p>
          </table:table-cell>
          <table:table-cell table:style-name="ce9" table:formula="of:=POWER(0.0000001+[.K28]-[.$G$11];-2)" office:value-type="float" office:value="0.0400000016000001" calcext:value-type="float">
            <text:p>0,04000000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C17]=[.$B$8];[.C$8];[.C$9])" office:value-type="float" office:value="2" calcext:value-type="float">
            <text:p>2</text:p>
          </table:table-cell>
          <table:table-cell table:formula="of:=IF([.D17]=[.$B$8];[.D$8];[.D$9])" office:value-type="float" office:value="5" calcext:value-type="float">
            <text:p>5</text:p>
          </table:table-cell>
          <table:table-cell table:formula="of:=IF([.E17]=[.$B$8];[.E$8];[.E$9])" office:value-type="float" office:value="12" calcext:value-type="float">
            <text:p>12</text:p>
          </table:table-cell>
          <table:table-cell table:formula="of:=IF([.F17]=[.$B$8];[.F$8];[.F$9])" office:value-type="float" office:value="8" calcext:value-type="float">
            <text:p>8</text:p>
          </table:table-cell>
          <table:table-cell table:formula="of:=IF([.G17]=[.$B$8];[.G$8];[.G$9])" office:value-type="float" office:value="7" calcext:value-type="float">
            <text:p>7</text:p>
          </table:table-cell>
          <table:table-cell table:formula="of:=IF([.H17]=[.$B$8];[.H$8];[.H$9])" office:value-type="float" office:value="6" calcext:value-type="float">
            <text:p>6</text:p>
          </table:table-cell>
          <table:table-cell table:formula="of:=IF([.I17]=[.$B$8];[.I$8];[.I$9])" office:value-type="float" office:value="5" calcext:value-type="float">
            <text:p>5</text:p>
          </table:table-cell>
          <table:table-cell table:style-name="ce17"/>
          <table:table-cell table:style-name="ce22" table:formula="of:=SUMPRODUCT([.C29:.I29])" office:value-type="float" office:value="45" calcext:value-type="float">
            <text:p>45</text:p>
          </table:table-cell>
          <table:table-cell table:style-name="ce9" table:formula="of:=POWER(0.0000001+[.K29]-[.$G$11];-2)" office:value-type="float" office:value="1.00000020000003" calcext:value-type="float">
            <text:p>1,0000002000000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C18]=[.$B$8];[.C$8];[.C$9])" office:value-type="float" office:value="2" calcext:value-type="float">
            <text:p>2</text:p>
          </table:table-cell>
          <table:table-cell table:formula="of:=IF([.D18]=[.$B$8];[.D$8];[.D$9])" office:value-type="float" office:value="5" calcext:value-type="float">
            <text:p>5</text:p>
          </table:table-cell>
          <table:table-cell table:formula="of:=IF([.E18]=[.$B$8];[.E$8];[.E$9])" office:value-type="float" office:value="12" calcext:value-type="float">
            <text:p>12</text:p>
          </table:table-cell>
          <table:table-cell table:formula="of:=IF([.F18]=[.$B$8];[.F$8];[.F$9])" office:value-type="float" office:value="6" calcext:value-type="float">
            <text:p>6</text:p>
          </table:table-cell>
          <table:table-cell table:formula="of:=IF([.G18]=[.$B$8];[.G$8];[.G$9])" office:value-type="float" office:value="8" calcext:value-type="float">
            <text:p>8</text:p>
          </table:table-cell>
          <table:table-cell table:formula="of:=IF([.H18]=[.$B$8];[.H$8];[.H$9])" office:value-type="float" office:value="5" calcext:value-type="float">
            <text:p>5</text:p>
          </table:table-cell>
          <table:table-cell table:formula="of:=IF([.I18]=[.$B$8];[.I$8];[.I$9])" office:value-type="float" office:value="4" calcext:value-type="float">
            <text:p>4</text:p>
          </table:table-cell>
          <table:table-cell table:style-name="ce17"/>
          <table:table-cell table:style-name="ce22" table:formula="of:=SUMPRODUCT([.C30:.I30])" office:value-type="float" office:value="42" calcext:value-type="float">
            <text:p>42</text:p>
          </table:table-cell>
          <table:table-cell table:style-name="ce9" table:formula="of:=POWER(0.0000001+[.K30]-[.$G$11];-2)" office:value-type="float" office:value="0.0625000031250001" calcext:value-type="float">
            <text:p>0,0625000031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C19]=[.$B$8];[.C$8];[.C$9])" office:value-type="float" office:value="4" calcext:value-type="float">
            <text:p>4</text:p>
          </table:table-cell>
          <table:table-cell table:formula="of:=IF([.D19]=[.$B$8];[.D$8];[.D$9])" office:value-type="float" office:value="14" calcext:value-type="float">
            <text:p>14</text:p>
          </table:table-cell>
          <table:table-cell table:formula="of:=IF([.E19]=[.$B$8];[.E$8];[.E$9])" office:value-type="float" office:value="12" calcext:value-type="float">
            <text:p>12</text:p>
          </table:table-cell>
          <table:table-cell table:formula="of:=IF([.F19]=[.$B$8];[.F$8];[.F$9])" office:value-type="float" office:value="8" calcext:value-type="float">
            <text:p>8</text:p>
          </table:table-cell>
          <table:table-cell table:formula="of:=IF([.G19]=[.$B$8];[.G$8];[.G$9])" office:value-type="float" office:value="8" calcext:value-type="float">
            <text:p>8</text:p>
          </table:table-cell>
          <table:table-cell table:formula="of:=IF([.H19]=[.$B$8];[.H$8];[.H$9])" office:value-type="float" office:value="5" calcext:value-type="float">
            <text:p>5</text:p>
          </table:table-cell>
          <table:table-cell table:formula="of:=IF([.I19]=[.$B$8];[.I$8];[.I$9])" office:value-type="float" office:value="5" calcext:value-type="float">
            <text:p>5</text:p>
          </table:table-cell>
          <table:table-cell table:style-name="ce17"/>
          <table:table-cell table:style-name="ce22" table:formula="of:=SUMPRODUCT([.C31:.I31])" office:value-type="float" office:value="56" calcext:value-type="float">
            <text:p>56</text:p>
          </table:table-cell>
          <table:table-cell table:style-name="ce9" table:formula="of:=POWER(0.0000001+[.K31]-[.$G$11];-2)" office:value-type="float" office:value="0.0099999998" calcext:value-type="float">
            <text:p>0,009999999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C20]=[.$B$8];[.C$8];[.C$9])" office:value-type="float" office:value="4" calcext:value-type="float">
            <text:p>4</text:p>
          </table:table-cell>
          <table:table-cell table:formula="of:=IF([.D20]=[.$B$8];[.D$8];[.D$9])" office:value-type="float" office:value="14" calcext:value-type="float">
            <text:p>14</text:p>
          </table:table-cell>
          <table:table-cell table:formula="of:=IF([.E20]=[.$B$8];[.E$8];[.E$9])" office:value-type="float" office:value="12" calcext:value-type="float">
            <text:p>12</text:p>
          </table:table-cell>
          <table:table-cell table:formula="of:=IF([.F20]=[.$B$8];[.F$8];[.F$9])" office:value-type="float" office:value="6" calcext:value-type="float">
            <text:p>6</text:p>
          </table:table-cell>
          <table:table-cell table:formula="of:=IF([.G20]=[.$B$8];[.G$8];[.G$9])" office:value-type="float" office:value="7" calcext:value-type="float">
            <text:p>7</text:p>
          </table:table-cell>
          <table:table-cell table:formula="of:=IF([.H20]=[.$B$8];[.H$8];[.H$9])" office:value-type="float" office:value="6" calcext:value-type="float">
            <text:p>6</text:p>
          </table:table-cell>
          <table:table-cell table:formula="of:=IF([.I20]=[.$B$8];[.I$8];[.I$9])" office:value-type="float" office:value="4" calcext:value-type="float">
            <text:p>4</text:p>
          </table:table-cell>
          <table:table-cell table:style-name="ce17"/>
          <table:table-cell table:style-name="ce22" table:formula="of:=SUMPRODUCT([.C32:.I32])" office:value-type="float" office:value="53" calcext:value-type="float">
            <text:p>53</text:p>
          </table:table-cell>
          <table:table-cell table:style-name="ce9" table:formula="of:=POWER(0.0000001+[.K32]-[.$G$11];-2)" office:value-type="float" office:value="0.0204081626822158" calcext:value-type="float">
            <text:p>0,0204081626822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C21]=[.$B$8];[.C$8];[.C$9])" office:value-type="float" office:value="4" calcext:value-type="float">
            <text:p>4</text:p>
          </table:table-cell>
          <table:table-cell table:formula="of:=IF([.D21]=[.$B$8];[.D$8];[.D$9])" office:value-type="float" office:value="5" calcext:value-type="float">
            <text:p>5</text:p>
          </table:table-cell>
          <table:table-cell table:formula="of:=IF([.E21]=[.$B$8];[.E$8];[.E$9])" office:value-type="float" office:value="0" calcext:value-type="float">
            <text:p>0</text:p>
          </table:table-cell>
          <table:table-cell table:formula="of:=IF([.F21]=[.$B$8];[.F$8];[.F$9])" office:value-type="float" office:value="8" calcext:value-type="float">
            <text:p>8</text:p>
          </table:table-cell>
          <table:table-cell table:formula="of:=IF([.G21]=[.$B$8];[.G$8];[.G$9])" office:value-type="float" office:value="8" calcext:value-type="float">
            <text:p>8</text:p>
          </table:table-cell>
          <table:table-cell table:formula="of:=IF([.H21]=[.$B$8];[.H$8];[.H$9])" office:value-type="float" office:value="6" calcext:value-type="float">
            <text:p>6</text:p>
          </table:table-cell>
          <table:table-cell table:formula="of:=IF([.I21]=[.$B$8];[.I$8];[.I$9])" office:value-type="float" office:value="4" calcext:value-type="float">
            <text:p>4</text:p>
          </table:table-cell>
          <table:table-cell table:style-name="ce17"/>
          <table:table-cell table:style-name="ce22" table:formula="of:=SUMPRODUCT([.C33:.I33])" office:value-type="float" office:value="35" calcext:value-type="float">
            <text:p>35</text:p>
          </table:table-cell>
          <table:table-cell table:style-name="ce9" table:formula="of:=POWER(0.0000001+[.K33]-[.$G$11];-2)" office:value-type="float" office:value="0.00826446296018032" calcext:value-type="float">
            <text:p>0,0082644629601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C22]=[.$B$8];[.C$8];[.C$9])" office:value-type="float" office:value="4" calcext:value-type="float">
            <text:p>4</text:p>
          </table:table-cell>
          <table:table-cell table:formula="of:=IF([.D22]=[.$B$8];[.D$8];[.D$9])" office:value-type="float" office:value="5" calcext:value-type="float">
            <text:p>5</text:p>
          </table:table-cell>
          <table:table-cell table:formula="of:=IF([.E22]=[.$B$8];[.E$8];[.E$9])" office:value-type="float" office:value="0" calcext:value-type="float">
            <text:p>0</text:p>
          </table:table-cell>
          <table:table-cell table:formula="of:=IF([.F22]=[.$B$8];[.F$8];[.F$9])" office:value-type="float" office:value="6" calcext:value-type="float">
            <text:p>6</text:p>
          </table:table-cell>
          <table:table-cell table:formula="of:=IF([.G22]=[.$B$8];[.G$8];[.G$9])" office:value-type="float" office:value="7" calcext:value-type="float">
            <text:p>7</text:p>
          </table:table-cell>
          <table:table-cell table:formula="of:=IF([.H22]=[.$B$8];[.H$8];[.H$9])" office:value-type="float" office:value="5" calcext:value-type="float">
            <text:p>5</text:p>
          </table:table-cell>
          <table:table-cell table:formula="of:=IF([.I22]=[.$B$8];[.I$8];[.I$9])" office:value-type="float" office:value="5" calcext:value-type="float">
            <text:p>5</text:p>
          </table:table-cell>
          <table:table-cell table:style-name="ce16"/>
          <table:table-cell table:style-name="ce23" table:formula="of:=SUMPRODUCT([.C34:.I34])" office:value-type="float" office:value="32" calcext:value-type="float">
            <text:p>32</text:p>
          </table:table-cell>
          <table:table-cell table:style-name="ce9" table:formula="of:=POWER(0.0000001+[.K34]-[.$G$11];-2)" office:value-type="float" office:value="0.00510204088921283" calcext:value-type="float">
            <text:p>0,00510204088921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EFICIENTES E (sumatorio de SNRs donde intervienen los respectivos cromosomas)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2" table:formula="of:=SUMIF([.C$15:.C$22];[.$B38];[.$L$27:.$L$34])" office:value-type="float" office:value="1.13027798342874" calcext:value-type="float">
            <text:p>1,13027798342874</text:p>
          </table:table-cell>
          <table:table-cell table:style-name="ce12" table:formula="of:=SUMIF([.D$15:.D$22];[.$B38];[.$L$27:.$L$34])" office:value-type="float" office:value="0.0981859427859195" calcext:value-type="float">
            <text:p>0,09818594278592</text:p>
          </table:table-cell>
          <table:table-cell table:style-name="ce12" table:formula="of:=SUMIF([.E$15:.E$22];[.$B38];[.$L$27:.$L$34])" office:value-type="float" office:value="0.0811442841530969" calcext:value-type="float">
            <text:p>0,081144284153097</text:p>
          </table:table-cell>
          <table:table-cell table:style-name="ce12" table:formula="of:=SUMIF([.F$15:.F$22];[.$B38];[.$L$27:.$L$34])" office:value-type="float" office:value="1.04604244146392" calcext:value-type="float">
            <text:p>1,04604244146392</text:p>
          </table:table-cell>
          <table:table-cell table:style-name="ce12" table:formula="of:=SUMIF([.G$15:.G$22];[.$B38];[.$L$27:.$L$34])" office:value-type="float" office:value="1.05328818227516" calcext:value-type="float">
            <text:p>1,05328818227516</text:p>
          </table:table-cell>
          <table:table-cell table:style-name="ce12" table:formula="of:=SUMIF([.H$15:.H$22];[.$B38];[.$L$27:.$L$34])" office:value-type="float" office:value="0.105379822517917" calcext:value-type="float">
            <text:p>0,105379822517917</text:p>
          </table:table-cell>
          <table:table-cell table:style-name="ce12" table:formula="of:=SUMIF([.I$15:.I$22];[.$B38];[.$L$27:.$L$34])" office:value-type="float" office:value="0.1189504074711" calcext:value-type="float">
            <text:p>0,11895040747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table:formula="of:=SUMIF([.C$15:.C$22];[.$B39];[.$L$27:.$L$34])" office:value-type="float" office:value="0.0437746663316089" calcext:value-type="float">
            <text:p>0,043774666331609</text:p>
          </table:table-cell>
          <table:table-cell table:style-name="ce12" table:formula="of:=SUMIF([.D$15:.D$22];[.$B39];[.$L$27:.$L$34])" office:value-type="float" office:value="1.07586670697443" calcext:value-type="float">
            <text:p>1,07586670697443</text:p>
          </table:table-cell>
          <table:table-cell table:style-name="ce12" table:formula="of:=SUMIF([.E$15:.E$22];[.$B39];[.$L$27:.$L$34])" office:value-type="float" office:value="1.09290836560725" calcext:value-type="float">
            <text:p>1,09290836560725</text:p>
          </table:table-cell>
          <table:table-cell table:style-name="ce12" table:formula="of:=SUMIF([.F$15:.F$22];[.$B39];[.$L$27:.$L$34])" office:value-type="float" office:value="0.128010208296429" calcext:value-type="float">
            <text:p>0,128010208296429</text:p>
          </table:table-cell>
          <table:table-cell table:style-name="ce12" table:formula="of:=SUMIF([.G$15:.G$22];[.$B39];[.$L$27:.$L$34])" office:value-type="float" office:value="0.120764467485181" calcext:value-type="float">
            <text:p>0,120764467485181</text:p>
          </table:table-cell>
          <table:table-cell table:style-name="ce12" table:formula="of:=SUMIF([.H$15:.H$22];[.$B39];[.$L$27:.$L$34])" office:value-type="float" office:value="1.06867282724243" calcext:value-type="float">
            <text:p>1,06867282724243</text:p>
          </table:table-cell>
          <table:table-cell table:style-name="ce12" table:formula="of:=SUMIF([.I$15:.I$22];[.$B39];[.$L$27:.$L$34])" office:value-type="float" office:value="1.05510224228925" calcext:value-type="float">
            <text:p>1,055102242289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2"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OMOSOMAS RESULTANTE DEL CRUCE:</text:p>
          </table:table-cell>
          <table:table-cell table:style-name="ce12" table:number-columns-repeated="7"/>
          <table:table-cell/>
          <table:table-cell table:style-name="ce18" office:value-type="string" calcext:value-type="string">
            <text:p>APTITU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3" table:formula="of:=IF(MAX([.C$38];[.C$39])=[.C$38];[.$B$38];[.$B$39])" office:value-type="float" office:value="0" calcext:value-type="float">
            <text:p>0</text:p>
          </table:table-cell>
          <table:table-cell table:style-name="ce13" table:formula="of:=IF(MAX([.D$38];[.D$39])=[.D$38];[.$B$38];[.$B$39])" office:value-type="float" office:value="1" calcext:value-type="float">
            <text:p>1</text:p>
          </table:table-cell>
          <table:table-cell table:style-name="ce13" table:formula="of:=IF(MAX([.E$38];[.E$39])=[.E$38];[.$B$38];[.$B$39])" office:value-type="float" office:value="1" calcext:value-type="float">
            <text:p>1</text:p>
          </table:table-cell>
          <table:table-cell table:style-name="ce13" table:formula="of:=IF(MAX([.F$38];[.F$39])=[.F$38];[.$B$38];[.$B$39])" office:value-type="float" office:value="0" calcext:value-type="float">
            <text:p>0</text:p>
          </table:table-cell>
          <table:table-cell table:style-name="ce13" table:formula="of:=IF(MAX([.G$38];[.G$39])=[.G$38];[.$B$38];[.$B$39])" office:value-type="float" office:value="0" calcext:value-type="float">
            <text:p>0</text:p>
          </table:table-cell>
          <table:table-cell table:style-name="ce13" table:formula="of:=IF(MAX([.H$38];[.H$39])=[.H$38];[.$B$38];[.$B$39])" office:value-type="float" office:value="1" calcext:value-type="float">
            <text:p>1</text:p>
          </table:table-cell>
          <table:table-cell table:style-name="ce13" table:formula="of:=IF(MAX([.I$38];[.I$39])=[.I$38];[.$B$38];[.$B$39])" office:value-type="float" office:value="1" calcext:value-type="float">
            <text:p>1</text:p>
          </table:table-cell>
          <table:table-cell table:style-name="ce13" table:number-columns-repeated="2"/>
          <table:table-cell table:style-name="ce7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ce13" table:formula="of:=IF([.C42]=[.$B$8];[.C$8];[.C$9])" office:value-type="float" office:value="2" calcext:value-type="float">
            <text:p>2</text:p>
          </table:table-cell>
          <table:table-cell table:style-name="ce13" table:formula="of:=IF([.D42]=[.$B$8];[.D$8];[.D$9])" office:value-type="float" office:value="5" calcext:value-type="float">
            <text:p>5</text:p>
          </table:table-cell>
          <table:table-cell table:style-name="ce13" table:formula="of:=IF([.E42]=[.$B$8];[.E$8];[.E$9])" office:value-type="float" office:value="12" calcext:value-type="float">
            <text:p>12</text:p>
          </table:table-cell>
          <table:table-cell table:style-name="ce13" table:formula="of:=IF([.F42]=[.$B$8];[.F$8];[.F$9])" office:value-type="float" office:value="8" calcext:value-type="float">
            <text:p>8</text:p>
          </table:table-cell>
          <table:table-cell table:style-name="ce13" table:formula="of:=IF([.G42]=[.$B$8];[.G$8];[.G$9])" office:value-type="float" office:value="7" calcext:value-type="float">
            <text:p>7</text:p>
          </table:table-cell>
          <table:table-cell table:style-name="ce13" table:formula="of:=IF([.H42]=[.$B$8];[.H$8];[.H$9])" office:value-type="float" office:value="6" calcext:value-type="float">
            <text:p>6</text:p>
          </table:table-cell>
          <table:table-cell table:style-name="ce13" table:formula="of:=IF([.I42]=[.$B$8];[.I$8];[.I$9])" office:value-type="float" office:value="5" calcext:value-type="float">
            <text:p>5</text:p>
          </table:table-cell>
          <table:table-cell table:style-name="ce13"/>
          <table:table-cell table:style-name="ce24" table:formula="of:=SUMPRODUCT([.C43:.I43])" office:value-type="float" office:value="45" calcext:value-type="float">
            <text:p>45</text:p>
          </table:table-cell>
          <table:table-cell table:style-name="ce7" table:number-columns-repeated="5"/>
          <table:table-cell table:number-columns-repeated="100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3:24:36.1801308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ngel de la Encarnación García Baños</meta:initial-creator>
    <meta:creation-date>2017-02-02T12:28:33.483570724</meta:creation-date>
    <dc:date>2017-02-05T13:28:04.889132973</dc:date>
    <dc:creator>Ángel de la Encarnación García Baños</dc:creator>
    <meta:editing-duration>PT1H53M30S</meta:editing-duration>
    <meta:editing-cycles>15</meta:editing-cycles>
    <meta:generator>LibreOffice/5.2.3.3$Linux_x86 LibreOffice_project/d54a8868f08a7b39642414cf2c8ef2f228f780cf</meta:generator>
    <meta:document-statistic meta:table-count="1" meta:cell-count="234" meta:object-count="0"/>
  </office:meta>
</office:document-meta>
</file>